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4000001F4CDE12BA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paragraph-properties fo:text-align="end" style:justify-single-word="false" fo:text-indent="-19.98mm" style:auto-text-indent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Normale">
      <style:paragraph-properties fo:orphans="0" fo:widows="0" fo:break-before="page"/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P4" style:family="paragraph" style:parent-style-name="Normale">
      <style:paragraph-properties fo:orphans="0" fo:widows="0"/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P5" style:family="paragraph" style:parent-style-name="Standard" style:master-page-name="MP0">
      <style:paragraph-properties style:page-number="1" fo:break-before="page"/>
      <style:text-properties fo:font-size="12pt" fo:language="it" fo:country="IT" style:font-size-asian="12pt" style:font-size-complex="12pt"/>
    </style:style>
    <style:style style:name="P6" style:family="paragraph" style:parent-style-name="Standard">
      <style:text-properties fo:font-size="12pt" fo:language="it" fo:country="IT" style:font-size-asian="12pt" style:font-size-complex="12pt"/>
    </style:style>
    <style:style style:name="P7" style:family="paragraph" style:parent-style-name="Standard" style:list-style-name="WWNum8">
      <style:text-properties fo:font-size="12pt" fo:language="it" fo:country="IT" style:font-size-asian="12pt" style:font-size-complex="12pt"/>
    </style:style>
    <style:style style:name="P8" style:family="paragraph" style:parent-style-name="Standard" style:list-style-name="WWNum13">
      <style:text-properties fo:font-size="12pt" fo:language="it" fo:country="IT" style:font-size-asian="12pt" style:font-size-complex="12pt"/>
    </style:style>
    <style:style style:name="P9" style:family="paragraph" style:parent-style-name="Standard" style:list-style-name="WWNum11">
      <style:text-properties fo:font-size="12pt" fo:language="it" fo:country="IT" style:font-size-asian="12pt" style:font-size-complex="12pt"/>
    </style:style>
    <style:style style:name="P10" style:family="paragraph" style:parent-style-name="Standard" style:list-style-name="WWNum12">
      <style:text-properties fo:font-size="12pt" fo:language="it" fo:country="IT" style:font-size-asian="12pt" style:font-size-complex="12pt"/>
    </style:style>
    <style:style style:name="P11" style:family="paragraph" style:parent-style-name="Standard" style:list-style-name="WWNum14">
      <style:text-properties fo:font-size="12pt" fo:language="it" fo:country="IT" style:font-size-asian="12pt" style:font-size-complex="12pt"/>
    </style:style>
    <style:style style:name="P12" style:family="paragraph" style:parent-style-name="Standard" style:list-style-name="WWNum10">
      <style:text-properties fo:font-size="12pt" fo:language="it" fo:country="IT" style:font-size-asian="12pt" style:font-size-complex="12pt"/>
    </style:style>
    <style:style style:name="P13" style:family="paragraph" style:parent-style-name="Standard" style:list-style-name="WWNum6">
      <style:text-properties fo:font-size="12pt" fo:language="it" fo:country="IT" style:font-size-asian="12pt" style:font-size-complex="12pt"/>
    </style:style>
    <style:style style:name="P14" style:family="paragraph" style:parent-style-name="Standard" style:list-style-name="WWNum9">
      <style:text-properties fo:font-size="12pt" fo:language="it" fo:country="IT" style:font-size-asian="12pt" style:font-size-complex="12pt"/>
    </style:style>
    <style:style style:name="P15" style:family="paragraph" style:parent-style-name="Standard" style:list-style-name="WWNum7">
      <style:text-properties fo:font-size="12pt" fo:language="it" fo:country="IT" style:font-size-asian="12pt" style:font-size-complex="12pt"/>
    </style:style>
    <style:style style:name="P16" style:family="paragraph" style:parent-style-name="Standard" style:list-style-name="WWNum2">
      <style:text-properties fo:font-size="12pt" fo:language="it" fo:country="IT" style:font-size-asian="12pt" style:font-size-complex="12pt"/>
    </style:style>
    <style:style style:name="P17" style:family="paragraph" style:parent-style-name="Standard" style:list-style-name="WWNum3">
      <style:text-properties fo:font-size="12pt" fo:language="it" fo:country="IT" style:font-size-asian="12pt" style:font-size-complex="12pt"/>
    </style:style>
    <style:style style:name="P18" style:family="paragraph" style:parent-style-name="Standard" style:list-style-name="WWNum4">
      <style:text-properties fo:font-size="12pt" fo:language="it" fo:country="IT" style:font-size-asian="12pt" style:font-size-complex="12pt"/>
    </style:style>
    <style:style style:name="P19" style:family="paragraph" style:parent-style-name="Standard" style:list-style-name="WWNum1">
      <style:text-properties fo:font-size="12pt" fo:language="it" fo:country="IT" style:font-size-asian="12pt" style:font-size-complex="12pt"/>
    </style:style>
    <style:style style:name="P20" style:family="paragraph" style:parent-style-name="Standard" style:list-style-name="WWNum5">
      <style:text-properties fo:font-size="12pt" fo:language="it" fo:country="IT" style:font-size-asian="12pt" style:font-size-complex="12pt"/>
    </style:style>
    <style:style style:name="P21" style:family="paragraph" style:parent-style-name="Standard">
      <style:text-properties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P22" style:family="paragraph" style:parent-style-name="Standard">
      <style:text-properties fo:font-size="12pt" fo:language="it" fo:country="IT" fo:font-weight="bold" style:font-size-asian="12pt" style:font-weight-asian="bold" style:font-size-complex="12pt"/>
    </style:style>
    <style:style style:name="P23" style:family="paragraph" style:parent-style-name="Standard" style:list-style-name="WWNum8"/>
    <style:style style:name="P24" style:family="paragraph" style:parent-style-name="Standard" style:list-style-name="WWNum12"/>
    <style:style style:name="P25" style:family="paragraph" style:parent-style-name="Standard" style:list-style-name="L1"/>
    <style:style style:name="P26" style:family="paragraph" style:parent-style-name="Standard">
      <style:paragraph-properties fo:break-before="page"/>
    </style:style>
    <style:style style:name="T1" style:family="text">
      <style:text-properties fo:color="#3c78d8" loext:opacity="100%" fo:font-size="12pt" fo:font-weight="bold" style:font-size-asian="12pt" style:font-weight-asian="bold" style:font-size-complex="12pt"/>
    </style:style>
    <style:style style:name="T2" style:family="text">
      <style:text-properties fo:color="#3c78d8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3" style:family="text">
      <style:text-properties fo:color="#3c78d8" loext:opacity="100%" fo:font-size="12pt" fo:language="it" fo:country="IT" fo:font-weight="bold" style:font-size-asian="12pt" style:font-weight-asian="bold" style:font-size-complex="12pt"/>
    </style:style>
    <style:style style:name="T4" style:family="text">
      <style:text-properties fo:color="#3c78d8" loext:opacity="100%"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5" style:family="text">
      <style:text-properties fo:color="#674ea7" loext:opacity="100%" fo:font-size="12pt" fo:font-weight="bold" style:font-size-asian="12pt" style:font-weight-asian="bold" style:font-size-complex="12pt"/>
    </style:style>
    <style:style style:name="T6" style:family="text">
      <style:text-properties fo:color="#674ea7" loext:opacity="100%" fo:font-size="12pt" style:font-size-asian="12pt" style:font-size-complex="12pt"/>
    </style:style>
    <style:style style:name="T7" style:family="text">
      <style:text-properties fo:color="#674ea7" loext:opacity="100%"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8" style:family="text">
      <style:text-properties fo:color="#674ea7" loext:opacity="100%" fo:font-size="12pt" fo:language="it" fo:country="IT" fo:font-weight="bold" style:font-size-asian="12pt" style:font-weight-asian="bold" style:font-size-complex="12pt"/>
    </style:style>
    <style:style style:name="T9" style:family="text">
      <style:text-properties fo:color="#674ea7" loext:opacity="100%" fo:font-size="12pt" fo:language="it" fo:country="IT" style:font-size-asian="12pt" style:font-size-complex="12pt"/>
    </style:style>
    <style:style style:name="T10" style:family="text">
      <style:text-properties fo:color="#674ea7" loext:opacity="100%" fo:font-size="12pt" fo:language="it" fo:country="I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1" style:family="text">
      <style:text-properties fo:color="#6aa84f" loext:opacity="100%" fo:font-size="12pt" style:font-size-asian="12pt" style:font-size-complex="12pt"/>
    </style:style>
    <style:style style:name="T12" style:family="text">
      <style:text-properties fo:color="#6aa84f" loext:opacity="100%" fo:font-size="12pt" fo:language="it" fo:country="IT" style:font-size-asian="12pt" style:font-size-complex="12pt"/>
    </style:style>
    <style:style style:name="T13" style:family="text">
      <style:text-properties fo:color="#e69138" loext:opacity="100%" fo:font-size="12pt" fo:font-weight="bold" style:font-size-asian="12pt" style:font-weight-asian="bold" style:font-size-complex="12pt"/>
    </style:style>
    <style:style style:name="T14" style:family="text">
      <style:text-properties fo:color="#e69138" loext:opacity="100%" fo:font-size="12pt" fo:language="it" fo:country="IT" fo:font-weight="bold" style:font-size-asian="12pt" style:font-weight-asian="bold" style:font-size-complex="12pt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fo:font-size="12pt" fo:font-weight="bold" style:font-size-asian="12pt" style:font-weight-asian="bold" style:font-size-complex="12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style="italic" style:font-size-asian="12pt" style:font-style-asian="italic" style:font-size-complex="12pt"/>
    </style:style>
    <style:style style:name="T19" style:family="text">
      <style:text-properties fo:font-size="12pt" fo:language="it" fo:country="IT" style:font-size-asian="12pt" style:font-size-complex="12pt"/>
    </style:style>
    <style:style style:name="T20" style:family="text">
      <style:text-properties fo:font-size="12pt" fo:language="it" fo:country="IT" officeooo:rsid="001a46e6" style:font-size-asian="12pt" style:font-size-complex="12pt"/>
    </style:style>
    <style:style style:name="T21" style:family="text">
      <style:text-properties fo:font-size="12pt" fo:language="it" fo:country="IT" fo:font-weight="bold" style:font-size-asian="12pt" style:font-weight-asian="bold" style:font-size-complex="12pt"/>
    </style:style>
    <style:style style:name="T22" style:family="text">
      <style:text-properties fo:font-size="12pt" fo:language="it" fo:country="IT" fo:font-weight="bold" style:font-size-asian="12pt" style:font-weight-asian="bold" style:font-size-complex="12pt" style:font-weight-complex="bold"/>
    </style:style>
    <style:style style:name="T23" style:family="text">
      <style:text-properties fo:font-size="12pt" fo:language="it" fo:country="IT" fo:font-style="italic" style:font-size-asian="12pt" style:font-style-asian="italic" style:font-size-complex="12pt"/>
    </style:style>
    <style:style style:name="T24" style:family="text">
      <style:text-properties fo:color="#ff0000" loext:opacity="100%" fo:font-size="14pt" fo:font-weight="bold" style:font-size-asian="14pt" style:font-weight-asian="bold" style:font-size-complex="14pt"/>
    </style:style>
    <style:style style:name="T25" style:family="text">
      <style:text-properties fo:color="#ff0000" loext:opacity="100%" fo:font-size="14pt" fo:language="it" fo:country="IT" fo:font-weight="bold" style:font-size-asian="14pt" style:font-weight-asian="bold" style:font-size-complex="14pt"/>
    </style:style>
    <style:style style:name="T26" style:family="text">
      <style:text-properties fo:color="#4472c4" loext:opacity="100%" fo:font-size="12pt" fo:language="it" fo:country="IT" style:font-size-asian="12pt" style:font-size-complex="12pt"/>
    </style:style>
    <style:style style:name="T27" style:family="text">
      <style:text-properties fo:color="#4472c4" loext:opacity="100%" fo:font-size="12pt" style:font-size-asian="12pt" style:font-size-complex="12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9LVL1" loext:num-list-format="%1%" text:bullet-char="">
        <style:list-level-properties text:list-level-position-and-space-mode="label-alignment">
          <style:list-level-label-alignment text:label-followed-by="listtab" fo:text-indent="-6.35mm" fo:margin-left="12.7mm"/>
        </style:list-level-properties>
        <style:text-properties style:font-name="Symbol"/>
      </text:list-level-style-bullet>
      <text:list-level-style-bullet text:level="2" text:style-name="WW_5f_CharLFO29LVL2" loext:num-list-format="%2%" text:bullet-char="o">
        <style:list-level-properties text:list-level-position-and-space-mode="label-alignment">
          <style:list-level-label-alignment text:label-followed-by="listtab" fo:text-indent="-6.35mm" fo:margin-left="25.4mm"/>
        </style:list-level-properties>
        <style:text-properties style:font-name="Courier New"/>
      </text:list-level-style-bullet>
      <text:list-level-style-bullet text:level="3" text:style-name="WW_5f_CharLFO29LVL3" loext:num-list-format="%3%" text:bullet-char="">
        <style:list-level-properties text:list-level-position-and-space-mode="label-alignment">
          <style:list-level-label-alignment text:label-followed-by="listtab" fo:text-indent="-6.35mm" fo:margin-left="38.1mm"/>
        </style:list-level-properties>
        <style:text-properties style:font-name="Wingdings"/>
      </text:list-level-style-bullet>
      <text:list-level-style-bullet text:level="4" text:style-name="WW_5f_CharLFO29LVL4" loext:num-list-format="%4%" text:bullet-char="">
        <style:list-level-properties text:list-level-position-and-space-mode="label-alignment">
          <style:list-level-label-alignment text:label-followed-by="listtab" fo:text-indent="-6.35mm" fo:margin-left="50.8mm"/>
        </style:list-level-properties>
        <style:text-properties style:font-name="Symbol"/>
      </text:list-level-style-bullet>
      <text:list-level-style-bullet text:level="5" text:style-name="WW_5f_CharLFO29LVL5" loext:num-list-format="%5%" text:bullet-char="o">
        <style:list-level-properties text:list-level-position-and-space-mode="label-alignment">
          <style:list-level-label-alignment text:label-followed-by="listtab" fo:text-indent="-6.35mm" fo:margin-left="63.5mm"/>
        </style:list-level-properties>
        <style:text-properties style:font-name="Courier New"/>
      </text:list-level-style-bullet>
      <text:list-level-style-bullet text:level="6" text:style-name="WW_5f_CharLFO29LVL6" loext:num-list-format="%6%" text:bullet-char="">
        <style:list-level-properties text:list-level-position-and-space-mode="label-alignment">
          <style:list-level-label-alignment text:label-followed-by="listtab" fo:text-indent="-6.35mm" fo:margin-left="76.2mm"/>
        </style:list-level-properties>
        <style:text-properties style:font-name="Wingdings"/>
      </text:list-level-style-bullet>
      <text:list-level-style-bullet text:level="7" text:style-name="WW_5f_CharLFO29LVL7" loext:num-list-format="%7%" text:bullet-char="">
        <style:list-level-properties text:list-level-position-and-space-mode="label-alignment">
          <style:list-level-label-alignment text:label-followed-by="listtab" fo:text-indent="-6.35mm" fo:margin-left="88.9mm"/>
        </style:list-level-properties>
        <style:text-properties style:font-name="Symbol"/>
      </text:list-level-style-bullet>
      <text:list-level-style-bullet text:level="8" text:style-name="WW_5f_CharLFO29LVL8" loext:num-list-format="%8%" text:bullet-char="o">
        <style:list-level-properties text:list-level-position-and-space-mode="label-alignment">
          <style:list-level-label-alignment text:label-followed-by="listtab" fo:text-indent="-6.35mm" fo:margin-left="101.6mm"/>
        </style:list-level-properties>
        <style:text-properties style:font-name="Courier New"/>
      </text:list-level-style-bullet>
      <text:list-level-style-bullet text:level="9" text:style-name="WW_5f_CharLFO29LVL9" loext:num-list-format="%9%" text:bullet-char="">
        <style:list-level-properties text:list-level-position-and-space-mode="label-alignment">
          <style:list-level-label-alignment text:label-followed-by="listtab" fo:text-indent="-6.35mm" fo:margin-left="114.3m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Per il progetto:</text:p>
      <text:p text:style-name="P6">| | Studio di fattibilità</text:p>
      <text:p text:style-name="P6"><text:tab/>- Contribuirà agli obiettivi generali</text:p>
      <text:p text:style-name="P6"><text:tab/>- Può essere realizzato con le tecnologie disponibili</text:p>
      <text:p text:style-name="P6"><text:tab/>- Può essere integrato con gli altri sistemi preesistenti?</text:p>
      <text:p text:style-name="P6">| | Descrizione ed analisi dei requisiti (circa una pagina a testa)</text:p>
      <text:p text:style-name="P6"><text:tab/>- Raccolta di informazioni (sul dominio applicativo, sulle funzionalità richieste al sistema, vincoli operativi)</text:p>
      <text:p text:style-name="P6"><text:tab/>- Identificazione stakeholder (chi utilizza il sistema e chi ne viene influenzato)</text:p>
      <text:p text:style-name="P6">| | Specifica dei requisiti -&gt; scritti in forma standard -&gt; *Primo diagramma UML*</text:p>
      <text:p text:style-name="P6">| | Convalida dei requisiti -&gt; Test e soprattutto requisiti non funzionali</text:p>
      <text:p text:style-name="P6"/>
      <text:p text:style-name="P6">Casi d’uso:</text:p>
      <text:p text:style-name="P6"/>
      <text:p text:style-name="P6">Utenti divisi in Studenti, Professori, Ricercatori</text:p>
      <text:p text:style-name="P21">Registrazione degli utenti</text:p>
      <text:p text:style-name="P21">Login e autenticazione degli utenti</text:p>
      <text:p text:style-name="P6">Gestisci utenti (da un admin)</text:p>
      <text:p text:style-name="Standard"><text:span text:style-name="Car._20_predefinito_20_paragrafo"><text:span text:style-name="T3">Prenotazione risorse</text:span></text:span></text:p>
      <text:p text:style-name="Standard"><text:span text:style-name="Car._20_predefinito_20_paragrafo"><text:span text:style-name="T8">Affitto risorse</text:span></text:span></text:p>
      <text:p text:style-name="Standard"><text:span text:style-name="Car._20_predefinito_20_paragrafo"><text:span text:style-name="T4">Gestione risorse -&gt; (cambio data/ora, rinnovo)</text:span></text:span></text:p>
      <text:p text:style-name="Standard"><text:span text:style-name="Car._20_predefinito_20_paragrafo"><text:span text:style-name="T12">Chat tra utenti e chat vocale</text:span></text:span></text:p>
      <text:p text:style-name="P21">Notifiche (scadenze, colloqui) polivalente -&gt; prenotazione</text:p>
      <text:p text:style-name="Standard"><text:span text:style-name="Car._20_predefinito_20_paragrafo"><text:span text:style-name="T14">Aggiunta risorse (da parte di un professore) </text:span></text:span><text:span text:style-name="Car._20_predefinito_20_paragrafo"><text:span text:style-name="T19">nome, disponibilità, tipo di servizio, eventuale prezzo,a chi è reso disponibile.</text:span></text:span></text:p>
      <text:p text:style-name="Standard"><text:span text:style-name="Car._20_predefinito_20_paragrafo"><text:span text:style-name="T14">Condivisione file -&gt; caso d’uso a se</text:span></text:span></text:p>
      <text:p text:style-name="P6">Calendario</text:p>
      <text:p text:style-name="P6">Interfaccia grafica</text:p>
      <text:p text:style-name="Standard"><text:span text:style-name="Car._20_predefinito_20_paragrafo"><text:span text:style-name="T9">"Pagamenti" -&gt; gestore pagamento classe stupida</text:span></text:span></text:p>
      <text:p text:style-name="Standard"><text:span text:style-name="Car._20_predefinito_20_paragrafo"><text:span text:style-name="T10">Storico e download storico</text:span></text:span></text:p>
      <text:p text:style-name="P6"/>
      <text:p text:style-name="P6">Cose da chiedere: Quando dobbiamo specificare cosa per noi è una risorsa prenotabile e cosa affittabile?</text:p>
      <text:p text:style-name="P6">Come gestiamo il pagamento?</text:p>
      <text:p text:style-name="P2"><text:span text:style-name="Car._20_predefinito_20_paragrafo"><text:span text:style-name="T25">Caso d’uso R1: Prenotazione Risorse</text:span></text:span></text:p>
      <text:p text:style-name="P6"/>
      <text:p text:style-name="P6">Sistema: UniBook</text:p>
      <text:p text:style-name="P6">Livello: Obiettivo Utente.</text:p>
      <text:p text:style-name="P6">Attore primario: Utente (Professori, Studenti, Ricercatori).</text:p>
      <text:p text:style-name="Standard"><text:span text:style-name="Car._20_predefinito_20_paragrafo"><text:span text:style-name="T21">Stakeholders e interessati</text:span></text:span><text:span text:style-name="Car._20_predefinito_20_paragrafo"><text:span text:style-name="T19">:</text:span></text:span></text:p>
      <text:list text:style-name="WWNum8">
        <text:list-item>
          <text:p text:style-name="P7">Utente (generale): Richiede la possibilità di prenotare postazioni e servizi offerti dall’Università di Pavia da un’unica piattaforma.</text:p>
        </text:list-item>
        <text:list-item>
          <text:p text:style-name="P7">Studenti: Richiedono la possibilità, oltre a ciò che è citato, di richiedere dei colloqui individuali con i Professori.</text:p>
        </text:list-item>
        <text:list-item>
          <text:p text:style-name="P23"><text:span text:style-name="Car._20_predefinito_20_paragrafo"><text:span text:style-name="T19">Professori: Richiedono la possibilità di prenotare un intero laboratorio </text:span></text:span><text:span text:style-name="Car._20_predefinito_20_paragrafo"><text:span text:style-name="T23">nel caso in cui sono presenti altre prenotazioni create da parte di studenti, il professore ha la priorità e a coloro che hanno prenotato in precedenza sarà inviata una notifica.</text:span></text:span></text:p>
        </text:list-item>
        <text:list-item>
          <text:p text:style-name="P7">Tecnici di laboratorio: Devono essere notificati ??</text:p>
        </text:list-item>
        <text:list-item>
          <text:p text:style-name="P7">Amministratore: Richiede la possibilità di modificare o cancellare le singole prenotazioni.</text:p>
        </text:list-item>
      </text:list>
      <text:p text:style-name="P6"/>
      <text:p text:style-name="Standard"><text:span text:style-name="Car._20_predefinito_20_paragrafo"><text:span text:style-name="T21">Pre-condizioni</text:span></text:span><text:span text:style-name="Car._20_predefinito_20_paragrafo"><text:span text:style-name="T19">: Gli utenti devono essere identificati e autenticati</text:span></text:span></text:p>
      <text:p text:style-name="P6"/>
      <text:p text:style-name="Standard"><text:span text:style-name="Car._20_predefinito_20_paragrafo"><text:span text:style-name="T21">Post-condizioni</text:span></text:span><text:span text:style-name="Car._20_predefinito_20_paragrafo"><text:span text:style-name="T19">: Le prenotazioni devono essere salvate e devono essere modificate le disponibilità.</text:span></text:span></text:p>
      <text:p text:style-name="P6"/>
      <text:p text:style-name="Standard"><text:span text:style-name="Car._20_predefinito_20_paragrafo"><text:span text:style-name="T21">Basic Flow</text:span></text:span><text:span text:style-name="Car._20_predefinito_20_paragrafo"><text:span text:style-name="T19">:</text:span></text:span></text:p>
      <text:list text:style-name="WWNum13">
        <text:list-item text:start-value="1">
          <text:p text:style-name="P8">L’utente seleziona il servizio/postazione che vuole prenotare.</text:p>
        </text:list-item>
        <text:list-item>
          <text:p text:style-name="P8">L’utente specifica orario e data della prenotazione.</text:p>
        </text:list-item>
        <text:list-item>
          <text:p text:style-name="P8">Il sistema controlla la disponibilità di tale risorsa.</text:p>
        </text:list-item>
        <text:list-item>
          <text:p text:style-name="P8">Il sistema conferma la prenotazione aggiungendola al calendario dell’utente.</text:p>
        </text:list-item>
        <text:list-item>
          <text:p text:style-name="P8">Il sistema notifica l’utente a ridosso dell’orario della prenotazione.</text:p>
        </text:list-item>
      </text:list>
      <text:p text:style-name="P6"/>
      <text:p text:style-name="Standard"><text:span text:style-name="Car._20_predefinito_20_paragrafo"><text:span text:style-name="T21">Alternative flow</text:span></text:span><text:span text:style-name="Car._20_predefinito_20_paragrafo"><text:span text:style-name="T19">:</text:span></text:span></text:p>
      <text:list text:style-name="WWNum11">
        <text:list-item text:start-value="1">
          <text:p text:style-name="P9">La risorsa non è disponibile nella data/ora desiderata:</text:p>
          <text:list>
            <text:list-item>
              <text:p text:style-name="P9">Il sistema riferisce che la risorsa prenotata non è disponibile.</text:p>
            </text:list-item>
            <text:list-item>
              <text:p text:style-name="P9">L’utente ritenta la prenotazione. (Basic Flow)</text:p>
            </text:list-item>
          </text:list>
        </text:list-item>
        <text:list-item>
          <text:p text:style-name="P9">Dopo la prenotazione, un professore prenota l’intera aula, e se questa è per più della metà libera:</text:p>
          <text:list>
            <text:list-item>
              <text:p text:style-name="P9">Il sistema notifica coloro che sono prenotati in tale aula che la loro prenotazione è stata cancellata.</text:p>
            </text:list-item>
            <text:list-item>
              <text:p text:style-name="P9">Il sistema rimuove dal calendario dell’utente la prenotazione</text:p>
            </text:list-item>
          </text:list>
        </text:list-item>
        <text:list-item>
          <text:p text:style-name="P9">Il sistema riscontra un errore di connessione:</text:p>
          <text:list>
            <text:list-item>
              <text:p text:style-name="P9">Il sistema notifica l’utente dell’errore.</text:p>
            </text:list-item>
            <text:list-item>
              <text:p text:style-name="P9">L’utente deve riprovare ad effettuare la prenotazione.</text:p>
            </text:list-item>
          </text:list>
        </text:list-item>
        <text:list-item>
          <text:p text:style-name="P9">L’utente rimuove una prenotazione:</text:p>
          <text:list>
            <text:list-item>
              <text:p text:style-name="P9">Il sistema rimuove dal calendario dell’utente la prenotazione.</text:p>
            </text:list-item>
            <text:list-item>
              <text:p text:style-name="P9">Il sistema rende nuovamente disponibile la risorsa.</text:p>
            </text:list-item>
          </text:list>
        </text:list-item>
        <text:list-item>
          <text:p text:style-name="P9"><text:soft-page-break/>L’amministratore rimuove una prenotazione:</text:p>
          <text:list>
            <text:list-item>
              <text:p text:style-name="P9">Il sistema avvisa gli utenti coinvolti in tale prenotazione con una notifica.</text:p>
            </text:list-item>
            <text:list-item>
              <text:p text:style-name="P9">Il sistema rimuove dal calendario dell’utente la prenotazione.</text:p>
            </text:list-item>
            <text:list-item>
              <text:p text:style-name="P9">Il sistema rende nuovamente disponibile la risorsa.</text:p>
            </text:list-item>
          </text:list>
        </text:list-item>
      </text:list>
      <text:p text:style-name="P6"/>
      <text:p text:style-name="Standard"><text:span text:style-name="Car._20_predefinito_20_paragrafo"><text:span text:style-name="T21">Frequenza di utilizzo</text:span></text:span><text:span text:style-name="Car._20_predefinito_20_paragrafo"><text:span text:style-name="T19">: Potrebbe essere continua.</text:span></text:span></text:p>
      <text:p text:style-name="P6"/>
      <text:p text:style-name="Standard"><text:span text:style-name="Car._20_predefinito_20_paragrafo"><text:span text:style-name="T25">Caso d’uso R2: Affitto Risorse</text:span></text:span></text:p>
      <text:p text:style-name="P6"/>
      <text:p text:style-name="P6">Sistema: UniBook</text:p>
      <text:p text:style-name="P6">Livello: Obiettivo Utente.</text:p>
      <text:p text:style-name="P6">Attore Primario: Utente (Professori, Studenti, Ricercatori).</text:p>
      <text:p text:style-name="Standard"><text:span text:style-name="Car._20_predefinito_20_paragrafo"><text:span text:style-name="T22">Stakeholders e interessati</text:span></text:span><text:span text:style-name="Car._20_predefinito_20_paragrafo"><text:span text:style-name="T19">:</text:span></text:span></text:p>
      <text:list xml:id="list3796335952" text:style-name="WWNum12">
        <text:list-item>
          <text:p text:style-name="P10">Utente (generale): Richiede la possibilità di affittare risorse messe a disposizione dall’Università di Pavia da un’unica piattaforma.</text:p>
        </text:list-item>
        <text:list-item>
          <text:p text:style-name="P10">Professori e Ricercatori: Richiede la possibilità di affittare risorse, gratuitamente o con una tariffa agevolata a seconda della risorsa.</text:p>
        </text:list-item>
        <text:list-item>
          <text:p text:style-name="P10">Amministratore: Richiede la possibilità di modificare o cancellare l’allocazione delle risorse.</text:p>
        </text:list-item>
        <text:list-item>
          <text:p text:style-name="P24"><text:span text:style-name="Car._20_predefinito_20_paragrafo"><text:span text:style-name="T23">Tecnici: abilitazione e attivazione della risorsa richiesta</text:span></text:span></text:p>
        </text:list-item>
        <text:list-item>
          <text:p text:style-name="P10">Servizio di autorizzazione del pagamento: Vuole che la richiesta del pagamento venga effettuata nel modo corretto.</text:p>
        </text:list-item>
      </text:list>
      <text:p text:style-name="P6"/>
      <text:p text:style-name="Standard"><text:span text:style-name="Car._20_predefinito_20_paragrafo"><text:span text:style-name="T21">Pre-condizioni</text:span></text:span><text:span text:style-name="Car._20_predefinito_20_paragrafo"><text:span text:style-name="T19">: Gli utenti devono essere identificati e autenticati.</text:span></text:span></text:p>
      <text:p text:style-name="P6"/>
      <text:p text:style-name="Standard"><text:span text:style-name="Car._20_predefinito_20_paragrafo"><text:span text:style-name="T21">Post-condizioni</text:span></text:span><text:span text:style-name="Car._20_predefinito_20_paragrafo"><text:span text:style-name="T19">: Il pagamento viene registrato e reso visibile nello storico dei pagamenti dell’utente, aliquota IVA correttamente calcolata, devono essere modificate le disponibilità delle risorse, per il periodo richiesto.</text:span></text:span></text:p>
      <text:p text:style-name="P6"/>
      <text:p text:style-name="Standard"><text:span text:style-name="Car._20_predefinito_20_paragrafo"><text:span text:style-name="T21">Basic Flow</text:span></text:span><text:span text:style-name="Car._20_predefinito_20_paragrafo"><text:span text:style-name="T19">:</text:span></text:span></text:p>
      <text:list text:style-name="WWNum14">
        <text:list-item text:start-value="1">
          <text:p text:style-name="P11">L’utente seleziona la risorsa che vuole affittare.</text:p>
        </text:list-item>
        <text:list-item>
          <text:p text:style-name="P11">L’utente specifica l’inizio e la durata di tale periodo.</text:p>
        </text:list-item>
        <text:list-item>
          <text:p text:style-name="P11">Il sistema controlla la disponibilità di tale risorsa.</text:p>
        </text:list-item>
        <text:list-item>
          <text:p text:style-name="P11">Il sistema calcola il prezzo di questa risorsa, e lo mostra all’utente.</text:p>
        </text:list-item>
        <text:list-item>
          <text:p text:style-name="P11">L’utente procede al pagamento e il sistema lo gestisce.</text:p>
        </text:list-item>
        <text:list-item>
          <text:p text:style-name="P11">Il sistema conferma il pagamento.</text:p>
        </text:list-item>
        <text:list-item>
          <text:p text:style-name="P11">Il sistema restituisce all’utente una ricevuta.</text:p>
        </text:list-item>
        <text:list-item>
          <text:p text:style-name="P11">Il sistema aggiunge allo storico l’acquisto appena effettuato.</text:p>
        </text:list-item>
        <text:list-item>
          <text:p text:style-name="P11">Il sistema aggiunge al calendario dell’utente il giorno in cui scade il periodo di acquisto di tale risorsa.</text:p>
        </text:list-item>
        <text:list-item>
          <text:p text:style-name="P11">Il sistema notifica l’utente dell’imminente scadenza del periodo di acquisto di tale risorsa.</text:p>
        </text:list-item>
        <text:list-item>
          <text:p text:style-name="P11">L’utente sceglie se rinnovare l’acquisto della risorsa</text:p>
          <text:list>
            <text:list-item>
              <text:p text:style-name="P11">Se viene effettuato il rinnovo, si ripete dal punto 2.</text:p>
            </text:list-item>
          </text:list>
        </text:list-item>
      </text:list>
      <text:p text:style-name="P22"><text:soft-page-break/></text:p>
      <text:p text:style-name="Standard"><text:span text:style-name="Car._20_predefinito_20_paragrafo"><text:span text:style-name="T21">Alternative Flow</text:span></text:span><text:span text:style-name="Car._20_predefinito_20_paragrafo"><text:span text:style-name="T19">:</text:span></text:span></text:p>
      <text:list text:style-name="WWNum10">
        <text:list-item text:start-value="1">
          <text:p text:style-name="P12">La risorsa non è disponibile nel periodo desiderato:</text:p>
          <text:list>
            <text:list-item>
              <text:p text:style-name="P12">Il sistema riferisce che la risorsa non è disponibile.</text:p>
            </text:list-item>
            <text:list-item>
              <text:p text:style-name="P12">L’utente ritenta l’acquisto. (Basic Flow)</text:p>
            </text:list-item>
          </text:list>
        </text:list-item>
        <text:list-item>
          <text:p text:style-name="P12">Il sistema riscontra un errore di connessione:</text:p>
          <text:list>
            <text:list-item>
              <text:p text:style-name="P12">Il sistema notifica l’utente dell’errore.</text:p>
            </text:list-item>
            <text:list-item>
              <text:p text:style-name="P12">L’utente deve riprovare ad effettuare l’acquisto.</text:p>
            </text:list-item>
          </text:list>
        </text:list-item>
        <text:list-item>
          <text:p text:style-name="P12">L’utente termina in anticipo il periodo d’affitto della risorsa:</text:p>
          <text:list>
            <text:list-item>
              <text:p text:style-name="P12">Il sistema libera la risorsa.</text:p>
            </text:list-item>
            <text:list-item>
              <text:p text:style-name="P12">Il sistema rimuove dal calendario dell’utente la scadenza.</text:p>
            </text:list-item>
          </text:list>
        </text:list-item>
        <text:list-item>
          <text:p text:style-name="P12">L’amministratore termina in anticipo il periodo d’affitto della risorsa:</text:p>
          <text:list>
            <text:list-item>
              <text:p text:style-name="P12">Il sistema libera la risorsa.</text:p>
            </text:list-item>
            <text:list-item>
              <text:p text:style-name="P12">Il sistema rimuove dal calendario dell’utente la scadenza.</text:p>
            </text:list-item>
          </text:list>
        </text:list-item>
        <text:list-item>
          <text:p text:style-name="P12">Il pagamento non va a buon fine:</text:p>
          <text:list>
            <text:list-item>
              <text:p text:style-name="P12">Il sistema notifica l’utente che il pagamento non è andato a buon fine.</text:p>
            </text:list-item>
            <text:list-item>
              <text:p text:style-name="P12">L’utente ritenta il pagamento.</text:p>
            </text:list-item>
          </text:list>
        </text:list-item>
      </text:list>
      <text:p text:style-name="Standard"><text:span text:style-name="Car._20_predefinito_20_paragrafo"><text:span text:style-name="T21">Frequenza di utilizzo</text:span></text:span><text:span text:style-name="Car._20_predefinito_20_paragrafo"><text:span text:style-name="T19">: Potrebbe essere continua.</text:span></text:span></text:p>
      <text:p text:style-name="P6"/>
      <text:p text:style-name="P6"/>
      <text:p text:style-name="Standard"><text:span text:style-name="Car._20_predefinito_20_paragrafo"><text:span text:style-name="T25">Caso d’uso R3: Aggiunta disponibilità Risorse</text:span></text:span></text:p>
      <text:p text:style-name="P6"/>
      <text:p text:style-name="P6">Sistema: UniBook</text:p>
      <text:p text:style-name="P6">Livello: Obiettivo Utente.</text:p>
      <text:p text:style-name="P6">Attore Primario: Professori, Ricercatori</text:p>
      <text:p text:style-name="Standard"><text:span text:style-name="Car._20_predefinito_20_paragrafo"><text:span text:style-name="T22">Stakeholders e interessati</text:span></text:span><text:span text:style-name="Car._20_predefinito_20_paragrafo"><text:span text:style-name="T19">:</text:span></text:span></text:p>
      <text:list xml:id="list161540668479376" text:continue-list="list3796335952" text:style-name="WWNum12">
        <text:list-item>
          <text:p text:style-name="P10">Professori e Ricercatori: Richiedono la possibilità di aggiungere una risorsa prenotabile/affittabile, specificando coloro che possono usufruirne.</text:p>
        </text:list-item>
        <text:list-item>
          <text:p text:style-name="P10">Studenti: Richiedono la possibilità di visualizzare la risorsa aggiunta.</text:p>
        </text:list-item>
        <text:list-item>
          <text:p text:style-name="P10">Amministratore: Richiede la possibilità di rimuovere la risorsa aggiunta.</text:p>
        </text:list-item>
      </text:list>
      <text:p text:style-name="P6"/>
      <text:p text:style-name="Standard"><text:span text:style-name="Car._20_predefinito_20_paragrafo"><text:span text:style-name="T21">Pre-condizioni</text:span></text:span><text:span text:style-name="Car._20_predefinito_20_paragrafo"><text:span text:style-name="T19">: I professori e ricercatori devono essere identificati e autenticati.</text:span></text:span></text:p>
      <text:p text:style-name="P6"/>
      <text:p text:style-name="Standard"><text:span text:style-name="Car._20_predefinito_20_paragrafo"><text:span text:style-name="T21">Post-condizioni</text:span></text:span><text:span text:style-name="Car._20_predefinito_20_paragrafo"><text:span text:style-name="T19">: La risorsa aggiunta da un professore/ricercatore viene aggiunta al sistema.</text:span></text:span></text:p>
      <text:p text:style-name="P6"/>
      <text:p text:style-name="Standard"><text:span text:style-name="Car._20_predefinito_20_paragrafo"><text:span text:style-name="T21">Basic Flow</text:span></text:span><text:span text:style-name="Car._20_predefinito_20_paragrafo"><text:span text:style-name="T19">:</text:span></text:span></text:p>
      <text:list text:style-name="WWNum6">
        <text:list-item text:start-value="1">
          <text:p text:style-name="P13">Il professore/ricercatore seleziona “aggiungi risorsa”.</text:p>
        </text:list-item>
        <text:list-item>
          <text:p text:style-name="P13">Il professore/ricercatore specifica i dettagli della risorsa.</text:p>
        </text:list-item>
        <text:list-item>
          <text:p text:style-name="P13">Il sistema aggiunge la risorsa tra le risorse disponibili.</text:p>
        </text:list-item>
        <text:list-item>
          <text:p text:style-name="P13">Il sistema rende visibile la risorsa agli utenti interessati.</text:p>
        </text:list-item>
      </text:list>
      <text:p text:style-name="P22"/>
      <text:p text:style-name="Standard"><text:span text:style-name="Car._20_predefinito_20_paragrafo"><text:span text:style-name="T21">Alternative Flow</text:span></text:span><text:span text:style-name="Car._20_predefinito_20_paragrafo"><text:span text:style-name="T19">:</text:span></text:span></text:p>
      <text:list text:style-name="WWNum9">
        <text:list-item text:start-value="1">
          <text:p text:style-name="P14">Il sistema riscontra un errore di connessione:</text:p>
          <text:list>
            <text:list-item>
              <text:p text:style-name="P14">Il sistema notifica il professore/ricercatore dell’errore.</text:p>
            </text:list-item>
            <text:list-item>
              <text:p text:style-name="P14"><text:soft-page-break/>Il professore/ricercatore deve riprovare ad effettuare l’operazione.</text:p>
            </text:list-item>
          </text:list>
        </text:list-item>
        <text:list-item>
          <text:p text:style-name="P14">Il professore/ricercatore cerca di inserire una risorsa che ha già inserito:</text:p>
        </text:list-item>
      </text:list>
      <text:list text:style-name="WWNum7">
        <text:list-item text:start-value="1">
          <text:p text:style-name="P15">Il sistema notifica il professore/ricercatore dell’inserimento di una risorsa duplicata.</text:p>
        </text:list-item>
      </text:list>
      <text:p text:style-name="P6"/>
      <text:p text:style-name="Standard"><text:span text:style-name="Car._20_predefinito_20_paragrafo"><text:span text:style-name="T25">Caso d’uso U1: Chat</text:span></text:span></text:p>
      <text:p text:style-name="P6"/>
      <text:p text:style-name="P6">Sistema: UniBook</text:p>
      <text:p text:style-name="P6">Livello: Obiettivo Utente.</text:p>
      <text:p text:style-name="P6">Attore Primario: Utente (Professori, Studenti, Ricercatori).</text:p>
      <text:p text:style-name="Standard"><text:span text:style-name="Car._20_predefinito_20_paragrafo"><text:span text:style-name="T22">Stakeholders e interessati</text:span></text:span><text:span text:style-name="Car._20_predefinito_20_paragrafo"><text:span text:style-name="T19">:</text:span></text:span></text:p>
      <text:list xml:id="list161540570876284" text:continue-list="list161540668479376" text:style-name="WWNum12">
        <text:list-item>
          <text:p text:style-name="P10">Utente (generale): Richiede la possibilità di comunicare con gli altri utenti attraverso un servizio di messaggistica interno all’applicazione.</text:p>
        </text:list-item>
      </text:list>
      <text:p text:style-name="P22"/>
      <text:p text:style-name="Standard"><text:span text:style-name="Car._20_predefinito_20_paragrafo"><text:span text:style-name="T21">Pre-condizioni</text:span></text:span><text:span text:style-name="Car._20_predefinito_20_paragrafo"><text:span text:style-name="T19">: Gli utenti devono essere identificati e autenticati.</text:span></text:span></text:p>
      <text:p text:style-name="P6"/>
      <text:p text:style-name="Standard"><text:span text:style-name="Car._20_predefinito_20_paragrafo"><text:span text:style-name="T21">Post-condizioni</text:span></text:span><text:span text:style-name="Car._20_predefinito_20_paragrafo"><text:span text:style-name="T19">: Una volta inviato il messaggio il destinatario riceverà una notifica che lo avvisa della ricezione.</text:span></text:span></text:p>
      <text:p text:style-name="P6"/>
      <text:p text:style-name="Standard"><text:span text:style-name="Car._20_predefinito_20_paragrafo"><text:span text:style-name="T21">Basic Flow</text:span></text:span><text:span text:style-name="Car._20_predefinito_20_paragrafo"><text:span text:style-name="T19">:</text:span></text:span></text:p>
      <text:list text:style-name="WWNum2">
        <text:list-item text:start-value="1">
          <text:p text:style-name="P16">L’utente seleziona l’icona della chat.</text:p>
        </text:list-item>
        <text:list-item>
          <text:p text:style-name="P16">L’utente specifica il destinatario del messaggio.</text:p>
        </text:list-item>
        <text:list-item>
          <text:p text:style-name="P16">L’utente scrive e invia il messaggio</text:p>
        </text:list-item>
        <text:list-item>
          <text:p text:style-name="P16">Il sistema crea una conversazione che rimane visibile da entrambi gli utenti coinvolti.</text:p>
        </text:list-item>
        <text:list-item>
          <text:p text:style-name="P16">Al destinatario viene notificato l’arrivo del messaggio,</text:p>
        </text:list-item>
        <text:list-item>
          <text:p text:style-name="P16">Il destinatario per rispondere accede alla conversazione e risponde</text:p>
        </text:list-item>
        <text:list-item>
          <text:p text:style-name="P16">Si ripetono i punti 2 - 6.</text:p>
        </text:list-item>
      </text:list>
      <text:p text:style-name="P22"/>
      <text:p text:style-name="Standard"><text:span text:style-name="Car._20_predefinito_20_paragrafo"><text:span text:style-name="T21">Alternative Flow</text:span></text:span><text:span text:style-name="Car._20_predefinito_20_paragrafo"><text:span text:style-name="T19">:</text:span></text:span></text:p>
      <text:list text:style-name="WWNum3">
        <text:list-item text:start-value="1">
          <text:p text:style-name="P17">Il sistema riscontra un errore di connessione</text:p>
          <text:list>
            <text:list-item>
              <text:p text:style-name="P17">Il sistema notifica l’utente dell’errore</text:p>
            </text:list-item>
            <text:list-item>
              <text:p text:style-name="P17">L’utente può effettuare nuovamente l’operazione.</text:p>
            </text:list-item>
          </text:list>
        </text:list-item>
        <text:list-item>
          <text:p text:style-name="P17">Il sistema non trova l’utente indicato come destinatario del messaggio</text:p>
          <text:list>
            <text:list-item>
              <text:p text:style-name="P17">Il sistema notifica l’utente dell’errore e chiede di reinserire il destinatario</text:p>
            </text:list-item>
          </text:list>
        </text:list-item>
      </text:list>
      <text:p text:style-name="P6"/>
      <text:p text:style-name="P2"><text:span text:style-name="Car._20_predefinito_20_paragrafo"><text:span text:style-name="T25">Caso d’uso C1: Condivisione file</text:span></text:span></text:p>
      <text:p text:style-name="P6"/>
      <text:p text:style-name="P6">Sistema: UniBook</text:p>
      <text:p text:style-name="P6">Livello: Obiettivo Utente.</text:p>
      <text:p text:style-name="P6">Attore Primario: Utente (Professori, Studenti, Ricercatori).</text:p>
      <text:p text:style-name="Standard"><text:span text:style-name="Car._20_predefinito_20_paragrafo"><text:span text:style-name="T22">Stakeholders e interessati</text:span></text:span><text:span text:style-name="Car._20_predefinito_20_paragrafo"><text:span text:style-name="T19">:</text:span></text:span></text:p>
      <text:list text:continue-list="list161540570876284" text:style-name="WWNum12">
        <text:list-item>
          <text:p text:style-name="P10">Utente (generale): Richiede la possibilità di condividere file permettendo il download solo ad alcuni utenti.</text:p>
        </text:list-item>
      </text:list>
      <text:p text:style-name="P6"/>
      <text:p text:style-name="Standard"><text:span text:style-name="Car._20_predefinito_20_paragrafo"><text:span text:style-name="T21">Pre-condizioni</text:span></text:span><text:span text:style-name="Car._20_predefinito_20_paragrafo"><text:span text:style-name="T19">: Gli utenti devono essere identificati e autenticati.</text:span></text:span></text:p>
      <text:p text:style-name="P6"/>
      <text:p text:style-name="Standard"><text:span text:style-name="Car._20_predefinito_20_paragrafo"><text:span text:style-name="T21">Post-condizioni</text:span></text:span><text:span text:style-name="Car._20_predefinito_20_paragrafo"><text:span text:style-name="T19">: Il file verrà caricato nel portale/scaricato e salvato in locale.</text:span></text:span></text:p>
      <text:p text:style-name="P6"/>
      <text:p text:style-name="Standard"><text:span text:style-name="Car._20_predefinito_20_paragrafo"><text:span text:style-name="T21">Basic Flow caricamento</text:span></text:span><text:span text:style-name="Car._20_predefinito_20_paragrafo"><text:span text:style-name="T19">:</text:span></text:span></text:p>
      <text:list text:style-name="WWNum4">
        <text:list-item text:start-value="1">
          <text:p text:style-name="P18">L’utente seleziona l’icona aggiungi file</text:p>
        </text:list-item>
        <text:list-item>
          <text:p text:style-name="P18">Il sistema apre una finestra che permette il caricamento del file</text:p>
        </text:list-item>
        <text:list-item>
          <text:p text:style-name="P18">L’utente seleziona il file da caricare</text:p>
        </text:list-item>
        <text:list-item>
          <text:p text:style-name="P18">L’utente specifica chi può scaricare il file</text:p>
        </text:list-item>
        <text:list-item>
          <text:p text:style-name="P18">Il file viene caricato nel sistema</text:p>
        </text:list-item>
      </text:list>
      <text:p text:style-name="P6"/>
      <text:p text:style-name="Standard"><text:span text:style-name="Car._20_predefinito_20_paragrafo"><text:span text:style-name="T21">Basic Flow download</text:span></text:span><text:span text:style-name="Car._20_predefinito_20_paragrafo"><text:span text:style-name="T19">:</text:span></text:span></text:p>
      <text:list text:style-name="WWNum1">
        <text:list-item text:start-value="1">
          <text:p text:style-name="P19">L’utente seleziona il file da scaricare.</text:p>
        </text:list-item>
        <text:list-item>
          <text:p text:style-name="P19">Il sistema controlla se l’utente ha i permessi per scaricare il file.</text:p>
        </text:list-item>
        <text:list-item>
          <text:p text:style-name="P19">Il sistema inizia il download del file.</text:p>
        </text:list-item>
      </text:list>
      <text:p text:style-name="P22"/>
      <text:p text:style-name="Standard"><text:span text:style-name="Car._20_predefinito_20_paragrafo"><text:span text:style-name="T21">Alternative Flow</text:span></text:span></text:p>
      <text:list text:style-name="WWNum5">
        <text:list-item text:start-value="1">
          <text:p text:style-name="P20">Il sistema riscontra un errore di connessione.</text:p>
          <text:list>
            <text:list-item>
              <text:p text:style-name="P20">Il sistema notifica l’utente dell’errore.</text:p>
            </text:list-item>
            <text:list-item>
              <text:p text:style-name="P20">L’utente può effettuare nuovamente l’operazione.</text:p>
            </text:list-item>
          </text:list>
        </text:list-item>
        <text:list-item>
          <text:p text:style-name="P20">Il sistema non trova il file indicato dall’utente.</text:p>
          <text:list>
            <text:list-item>
              <text:p text:style-name="P20">Il sistema notifica l’utente dell’errore.</text:p>
            </text:list-item>
            <text:list-item>
              <text:p text:style-name="P20">L’utente può effettuare nuovamente l’operazione.</text:p>
            </text:list-item>
          </text:list>
        </text:list-item>
        <text:list-item>
          <text:p text:style-name="P20">//Il file è troppo pesante.</text:p>
        </text:list-item>
        <text:list-item>
          <text:p text:style-name="P20">L’utente non ha i permessi per scaricare il file.</text:p>
          <text:list>
            <text:list-item>
              <text:p text:style-name="P20">Viene notificato che l’utente non ha i permessi.</text:p>
            </text:list-item>
          </text:list>
        </text:list-item>
      </text:list>
      <text:p text:style-name="P6"/>
      <text:p text:style-name="P3"/>
      <text:p text:style-name="P4">Altri casi d’uso</text:p>
      <text:list text:style-name="L1">
        <text:list-item>
          <text:p text:style-name="P25"><text:span text:style-name="Car._20_predefinito_20_paragrafo"><text:span text:style-name="T26">Registrazione e autenticazione: </text:span></text:span><text:span text:style-name="Car._20_predefinito_20_paragrafo"><text:span text:style-name="T19">L’utente al primo accesso alla piattaforma dovrà registrarsi inserendo matricola, password, e-mail e corso di studio.</text:span></text:span><text:span text:style-name="Car._20_predefinito_20_paragrafo"><text:span text:style-name="T26"> </text:span></text:span><text:span text:style-name="Car._20_predefinito_20_paragrafo"><text:span text:style-name="T19">Ai futuri accessi sarà necessario autenticarsi inserendo matricola e password.</text:span></text:span></text:p>
        </text:list-item>
        <text:list-item>
          <text:p text:style-name="P25"><text:span text:style-name="Car._20_predefinito_20_paragrafo"><text:span text:style-name="T26">Gestione risorse: </text:span></text:span><text:span text:style-name="Car._20_predefinito_20_paragrafo"><text:span text:style-name="T19">Gli utenti che hanno effettuato una prenotazione o un affitto potranno </text:span></text:span><text:span text:style-name="Car._20_predefinito_20_paragrafo"><text:span text:style-name="T20">cancellare o modificare gli attributi dell’operazione </text:span></text:span><text:span text:style-name="Car._20_predefinito_20_paragrafo"><text:span text:style-name="T19">(data e ora per la prenotazione, </text:span></text:span><text:span text:style-name="Car._20_predefinito_20_paragrafo"><text:span text:style-name="T20">data di fine</text:span></text:span><text:span text:style-name="Car._20_predefinito_20_paragrafo"><text:span text:style-name="T19"> affitto)</text:span></text:span></text:p>
        </text:list-item>
        <text:list-item>
          <text:p text:style-name="P25"><text:span text:style-name="Car._20_predefinito_20_paragrafo"><text:span text:style-name="T26">Notifiche: </text:span></text:span><text:span text:style-name="Car._20_predefinito_20_paragrafo"><text:span text:style-name="T19">Come detto in precedenza, gli utenti verranno notificati all’avvicinarsi delle prenotazioni, al termine degli affitti, al ricevimento di un messaggio o in caso di problemi con la propria prenotazione tramite un sistema di notifiche. </text:span></text:span></text:p>
        </text:list-item>
        <text:list-item>
          <text:p text:style-name="P25"><text:span text:style-name="Car._20_predefinito_20_paragrafo"><text:span text:style-name="T26">Storico</text:span></text:span><text:span text:style-name="Car._20_predefinito_20_paragrafo"><text:span text:style-name="T19">: L’utente potrà visualizzare e salvare lo storico dei pagamenti e delle prenotazioni effettuate.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35mm" svg:stroke-color="#172c51" draw:stroke-linejoin="miter" svg:stroke-linecap="butt" draw:fill-color="#4472c4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loext:tab-stop-distance="0m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none" fo:country="none" fo:font-style="normal" style:text-underline-style="none" fo:font-weight="normal" style:letter-kerning="false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0m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en" fo:country="US" fo:font-style="normal" style:text-underline-style="none" fo:font-weight="normal" style:letter-kerning="false" fo:background-color="transparent" style:font-name-asian="Arial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itolo_20_1" style:display-name="Titolo 1" style:family="paragraph" style:parent-style-name="Normale" style:next-style-name="Standard" style:default-outline-level="1">
      <style:paragraph-properties fo:margin-top="7.06mm" fo:margin-bottom="2.12mm" style:contextual-spacing="false" fo:keep-together="always" fo:hyphenation-ladder-count="no-limit" fo:keep-with-next="always"/>
      <style:text-properties fo:font-size="20pt" style:font-size-asian="20pt" style:font-size-complex="20pt" fo:hyphenate="false" loext:hyphenation-no-caps="false" loext:hyphenation-no-last-word="false" loext:hyphenation-word-char-count="no-limit" loext:hyphenation-zone="no-limit"/>
    </style:style>
    <style:style style:name="Titolo_20_2" style:display-name="Titolo 2" style:family="paragraph" style:parent-style-name="Normale" style:next-style-name="Standard" style:default-outline-level="2">
      <style:paragraph-properties fo:margin-top="6.35mm" fo:margin-bottom="2.12mm" style:contextual-spacing="false" fo:keep-together="always" fo:hyphenation-ladder-count="no-limit" fo:keep-with-next="always"/>
      <style:text-properties fo:font-size="16pt" style:font-size-asian="16pt" style:font-size-complex="16pt" fo:hyphenate="false" loext:hyphenation-no-caps="false" loext:hyphenation-no-last-word="false" loext:hyphenation-word-char-count="no-limit" loext:hyphenation-zone="no-limit"/>
    </style:style>
    <style:style style:name="Titolo_20_3" style:display-name="Titolo 3" style:family="paragraph" style:parent-style-name="Normale" style:next-style-name="Standard" style:default-outline-level="3">
      <style:paragraph-properties fo:margin-top="5.64mm" fo:margin-bottom="1.41mm" style:contextual-spacing="false" fo:keep-together="always" fo:hyphenation-ladder-count="no-limit" fo:keep-with-next="always"/>
      <style:text-properties fo:color="#434343" loext:opacity="100%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itolo_20_4" style:display-name="Titolo 4" style:family="paragraph" style:parent-style-name="Normale" style:next-style-name="Standard" style:default-outline-level="4">
      <style:paragraph-properties fo:margin-top="4.94mm" fo:margin-bottom="1.41mm" style:contextual-spacing="false" fo:keep-together="always" fo:hyphenation-ladder-count="no-limit" fo:keep-with-next="always"/>
      <style:text-properties fo:color="#666666" loext:opacity="100%" fo:font-size="12pt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Titolo_20_5" style:display-name="Titolo 5" style:family="paragraph" style:parent-style-name="Normale" style:next-style-name="Standard" style:default-outline-level="5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hyphenate="false" loext:hyphenation-no-caps="false" loext:hyphenation-no-last-word="false" loext:hyphenation-word-char-count="no-limit" loext:hyphenation-zone="no-limit"/>
    </style:style>
    <style:style style:name="Titolo_20_6" style:display-name="Titolo 6" style:family="paragraph" style:parent-style-name="Normale" style:next-style-name="Standard" style:default-outline-level="6">
      <style:paragraph-properties fo:margin-top="4.23mm" fo:margin-bottom="1.41mm" style:contextual-spacing="false" fo:keep-together="always" fo:hyphenation-ladder-count="no-limit" fo:keep-with-next="always"/>
      <style:text-properties fo:color="#666666" loext:opacity="100%" fo:font-style="italic" style:font-style-asian="italic"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2.12mm" fo:margin-bottom="2.12m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 loext:hyphenation-no-caps="false" loext:hyphenation-no-last-word="false" loext:hyphenation-word-char-count="no-limit" loext:hyphenation-zone="no-limit"/>
    </style:style>
    <style:style style:name="Titolo" style:family="paragraph" style:parent-style-name="Normale" style:next-style-name="Standard">
      <style:paragraph-properties fo:margin-top="0mm" fo:margin-bottom="1.06mm" style:contextual-spacing="false" fo:keep-together="always" fo:hyphenation-ladder-count="no-limit" fo:keep-with-next="always"/>
      <style:text-properties fo:font-size="26pt" style:font-size-asian="26pt" style:font-size-complex="26pt" fo:hyphenate="false" loext:hyphenation-no-caps="false" loext:hyphenation-no-last-word="false" loext:hyphenation-word-char-count="no-limit" loext:hyphenation-zone="no-limit"/>
    </style:style>
    <style:style style:name="Sottotitolo" style:family="paragraph" style:parent-style-name="Normale" style:next-style-name="Standard">
      <style:paragraph-properties fo:margin-top="0mm" fo:margin-bottom="5.64mm" style:contextual-spacing="false" fo:keep-together="always" fo:hyphenation-ladder-count="no-limit" fo:keep-with-next="always"/>
      <style:text-properties fo:color="#666666" loext:opacity="100%" fo:font-size="15pt" style:font-size-asian="15pt" style:font-size-complex="15pt"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Car._20_predefinito_20_paragrafo" style:display-name="Car. predefinito paragrafo" style:family="text"/>
    <style:style style:name="ListLabel_20_1" style:display-name="ListLabel 1" style:family="text">
      <style:text-properties fo:font-size="10pt" style:text-underline-style="none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 style:font-size-asian="10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 style:font-size-asian="10pt"/>
    </style:style>
    <style:style style:name="ListLabel_20_20" style:display-name="ListLabel 20" style:family="text">
      <style:text-properties fo:font-size="10pt" style:text-underline-style="none" style:font-size-asian="10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 style:font-size-asian="10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10pt" style:text-underline-style="none" style:font-size-asian="10pt"/>
    </style:style>
    <style:style style:name="ListLabel_20_38" style:display-name="ListLabel 38" style:family="text">
      <style:text-properties fo:font-size="10pt" style:text-underline-style="none" style:font-size-asian="10pt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 style:font-size-asian="10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 style:font-size-asian="10pt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 style:font-size-asian="10pt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 style:font-size-asian="10pt"/>
    </style:style>
    <style:style style:name="ListLabel_20_74" style:display-name="ListLabel 74" style:family="text">
      <style:text-properties fo:font-size="10pt" style:text-underline-style="none" style:font-size-asian="10pt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 style:font-size-asian="10pt"/>
    </style:style>
    <style:style style:name="ListLabel_20_83" style:display-name="ListLabel 83" style:family="text">
      <style:text-properties fo:font-size="10pt" style:text-underline-style="none" style:font-size-asian="10pt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 style:font-size-asian="10pt"/>
    </style:style>
    <style:style style:name="ListLabel_20_92" style:display-name="ListLabel 92" style:family="text">
      <style:text-properties fo:font-size="10pt" style:text-underline-style="none" style:font-size-asian="10pt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text-underline-style="none" style:font-size-asian="10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font-size="10pt" style:text-underline-style="none" style:font-size-asian="10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font-size="10pt" style:text-underline-style="none" style:font-size-asian="10pt"/>
    </style:style>
    <style:style style:name="ListLabel_20_119" style:display-name="ListLabel 119" style:family="text">
      <style:text-properties fo:font-size="10pt" style:text-underline-style="none" style:font-size-asian="10pt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WW_5f_CharLFO1LVL1" style:display-name="WW_CharLFO1LVL1" style:family="text">
      <style:text-properties fo:font-size="10pt" style:text-underline-style="none" fo:font-weight="normal" style:font-name-asian="Arial" style:font-family-asian="Arial" style:font-family-generic-asian="swiss" style:font-pitch-asian="variable" style:font-size-asian="10pt" style:font-weight-asian="normal" style:font-name-complex="Arial" style:font-family-complex="Arial" style:font-family-generic-complex="swiss" style:font-pitch-complex="variable"/>
    </style:style>
    <style:style style:name="WW_5f_CharLFO1LVL2" style:display-name="WW_CharLFO1LVL2" style:family="text">
      <style:text-properties style:text-underline-style="none"/>
    </style:style>
    <style:style style:name="WW_5f_CharLFO1LVL3" style:display-name="WW_CharLFO1LVL3" style:family="text">
      <style:text-properties style:text-underline-style="none"/>
    </style:style>
    <style:style style:name="WW_5f_CharLFO1LVL4" style:display-name="WW_CharLFO1LVL4" style:family="text">
      <style:text-properties style:text-underline-style="none"/>
    </style:style>
    <style:style style:name="WW_5f_CharLFO1LVL5" style:display-name="WW_CharLFO1LVL5" style:family="text">
      <style:text-properties style:text-underline-style="none"/>
    </style:style>
    <style:style style:name="WW_5f_CharLFO1LVL6" style:display-name="WW_CharLFO1LVL6" style:family="text">
      <style:text-properties style:text-underline-style="none"/>
    </style:style>
    <style:style style:name="WW_5f_CharLFO1LVL7" style:display-name="WW_CharLFO1LVL7" style:family="text">
      <style:text-properties style:text-underline-style="none"/>
    </style:style>
    <style:style style:name="WW_5f_CharLFO1LVL8" style:display-name="WW_CharLFO1LVL8" style:family="text">
      <style:text-properties style:text-underline-style="none"/>
    </style:style>
    <style:style style:name="WW_5f_CharLFO1LVL9" style:display-name="WW_CharLFO1LVL9" style:family="text">
      <style:text-properties style:text-underline-style="none"/>
    </style:style>
    <style:style style:name="WW_5f_CharLFO2LVL1" style:display-name="WW_CharLFO2LVL1" style:family="text">
      <style:text-properties fo:font-size="10pt" style:text-underline-style="none" style:font-size-asian="10pt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fo:font-size="10pt" style:text-underline-style="none" style:font-size-asian="10pt"/>
    </style:style>
    <style:style style:name="WW_5f_CharLFO3LVL2" style:display-name="WW_CharLFO3LVL2" style:family="text">
      <style:text-properties fo:font-size="10pt" style:text-underline-style="none" style:font-size-asian="10pt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fo:font-size="10pt" style:text-underline-style="none" style:font-size-asian="10pt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fo:font-size="10pt" style:text-underline-style="none" style:font-size-asian="10pt"/>
    </style:style>
    <style:style style:name="WW_5f_CharLFO5LVL2" style:display-name="WW_CharLFO5LVL2" style:family="text">
      <style:text-properties fo:font-size="10pt" style:text-underline-style="none" style:font-size-asian="10pt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fo:font-size="10pt" style:text-underline-style="none" style:font-size-asian="10pt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fo:font-size="10pt" style:text-underline-style="none" style:font-size-asian="10pt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fo:font-size="10pt" style:text-underline-style="none" style:font-size-asian="10pt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fo:font-size="10pt" style:text-underline-style="none" style:font-size-asian="10pt"/>
    </style:style>
    <style:style style:name="WW_5f_CharLFO9LVL2" style:display-name="WW_CharLFO9LVL2" style:family="text">
      <style:text-properties fo:font-size="10pt" style:text-underline-style="none" style:font-size-asian="10pt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fo:font-size="10pt" style:text-underline-style="none" style:font-size-asian="10pt"/>
    </style:style>
    <style:style style:name="WW_5f_CharLFO10LVL2" style:display-name="WW_CharLFO10LVL2" style:family="text">
      <style:text-properties fo:font-size="10pt" style:text-underline-style="none" style:font-size-asian="10pt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WW_5f_CharLFO11LVL1" style:display-name="WW_CharLFO11LVL1" style:family="text">
      <style:text-properties fo:font-size="10pt" style:text-underline-style="none" style:font-size-asian="10pt"/>
    </style:style>
    <style:style style:name="WW_5f_CharLFO11LVL2" style:display-name="WW_CharLFO11LVL2" style:family="text">
      <style:text-properties fo:font-size="10pt" style:text-underline-style="none" style:font-size-asian="10pt"/>
    </style:style>
    <style:style style:name="WW_5f_CharLFO11LVL3" style:display-name="WW_CharLFO11LVL3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9" style:display-name="WW_CharLFO11LVL9" style:family="text">
      <style:text-properties style:text-underline-style="none"/>
    </style:style>
    <style:style style:name="WW_5f_CharLFO12LVL1" style:display-name="WW_CharLFO12LVL1" style:family="text">
      <style:text-properties fo:font-size="10pt" style:text-underline-style="none" style:font-size-asian="10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3LVL1" style:display-name="WW_CharLFO13LVL1" style:family="text">
      <style:text-properties fo:font-size="10pt" style:text-underline-style="none" style:font-size-asian="10pt"/>
    </style:style>
    <style:style style:name="WW_5f_CharLFO13LVL2" style:display-name="WW_CharLFO13LVL2" style:family="text">
      <style:text-properties style:text-underline-style="none"/>
    </style:style>
    <style:style style:name="WW_5f_CharLFO13LVL3" style:display-name="WW_CharLFO13LVL3" style:family="text">
      <style:text-properties style:text-underline-style="none"/>
    </style:style>
    <style:style style:name="WW_5f_CharLFO13LVL4" style:display-name="WW_CharLFO13LVL4" style:family="text">
      <style:text-properties style:text-underline-style="none"/>
    </style:style>
    <style:style style:name="WW_5f_CharLFO13LVL5" style:display-name="WW_CharLFO13LVL5" style:family="text">
      <style:text-properties style:text-underline-style="none"/>
    </style:style>
    <style:style style:name="WW_5f_CharLFO13LVL6" style:display-name="WW_CharLFO13LVL6" style:family="text">
      <style:text-properties style:text-underline-style="none"/>
    </style:style>
    <style:style style:name="WW_5f_CharLFO13LVL7" style:display-name="WW_CharLFO13LVL7" style:family="text">
      <style:text-properties style:text-underline-style="none"/>
    </style:style>
    <style:style style:name="WW_5f_CharLFO13LVL8" style:display-name="WW_CharLFO13LVL8" style:family="text">
      <style:text-properties style:text-underline-style="none"/>
    </style:style>
    <style:style style:name="WW_5f_CharLFO13LVL9" style:display-name="WW_CharLFO13LVL9" style:family="text">
      <style:text-properties style:text-underline-style="none"/>
    </style:style>
    <style:style style:name="WW_5f_CharLFO14LVL1" style:display-name="WW_CharLFO14LVL1" style:family="text">
      <style:text-properties fo:font-size="10pt" style:text-underline-style="none" style:font-size-asian="10pt"/>
    </style:style>
    <style:style style:name="WW_5f_CharLFO14LVL2" style:display-name="WW_CharLFO14LVL2" style:family="text">
      <style:text-properties fo:font-size="10pt" style:text-underline-style="none" style:font-size-asian="10pt"/>
    </style:style>
    <style:style style:name="WW_5f_CharLFO14LVL3" style:display-name="WW_CharLFO14LVL3" style:family="text">
      <style:text-properties style:text-underline-style="none"/>
    </style:style>
    <style:style style:name="WW_5f_CharLFO14LVL4" style:display-name="WW_CharLFO14LVL4" style:family="text">
      <style:text-properties style:text-underline-style="none"/>
    </style:style>
    <style:style style:name="WW_5f_CharLFO14LVL5" style:display-name="WW_CharLFO14LVL5" style:family="text">
      <style:text-properties style:text-underline-style="none"/>
    </style:style>
    <style:style style:name="WW_5f_CharLFO14LVL6" style:display-name="WW_CharLFO14LVL6" style:family="text">
      <style:text-properties style:text-underline-style="none"/>
    </style:style>
    <style:style style:name="WW_5f_CharLFO14LVL7" style:display-name="WW_CharLFO14LVL7" style:family="text">
      <style:text-properties style:text-underline-style="none"/>
    </style:style>
    <style:style style:name="WW_5f_CharLFO14LVL8" style:display-name="WW_CharLFO14LVL8" style:family="text">
      <style:text-properties style:text-underline-style="none"/>
    </style:style>
    <style:style style:name="WW_5f_CharLFO14LVL9" style:display-name="WW_CharLFO14LVL9" style:family="text">
      <style:text-properties style:text-underline-style="none"/>
    </style:style>
    <style:style style:name="WW_5f_CharLFO29LVL1" style:display-name="WW_CharLFO29LVL1" style:family="text">
      <style:text-properties fo:color="#4472c4" loext:opacity="100%" style:font-name="Symbol" fo:font-family="Symbol" style:font-family-generic="roman" style:font-pitch="variable" style:font-charset="x-symbol"/>
    </style:style>
    <style:style style:name="WW_5f_CharLFO29LVL2" style:display-name="WW_CharLFO29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3" style:display-name="WW_CharLFO29LVL3" style:family="text">
      <style:text-properties style:font-name="Wingdings" fo:font-family="Wingdings" style:font-family-generic="system" style:font-pitch="variable" style:font-charset="x-symbol"/>
    </style:style>
    <style:style style:name="WW_5f_CharLFO29LVL4" style:display-name="WW_CharLFO29LVL4" style:family="text">
      <style:text-properties style:font-name="Symbol" fo:font-family="Symbol" style:font-family-generic="roman" style:font-pitch="variable" style:font-charset="x-symbol"/>
    </style:style>
    <style:style style:name="WW_5f_CharLFO29LVL5" style:display-name="WW_CharLFO29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6" style:display-name="WW_CharLFO29LVL6" style:family="text">
      <style:text-properties style:font-name="Wingdings" fo:font-family="Wingdings" style:font-family-generic="system" style:font-pitch="variable" style:font-charset="x-symbol"/>
    </style:style>
    <style:style style:name="WW_5f_CharLFO29LVL7" style:display-name="WW_CharLFO29LVL7" style:family="text">
      <style:text-properties style:font-name="Symbol" fo:font-family="Symbol" style:font-family-generic="roman" style:font-pitch="variable" style:font-charset="x-symbol"/>
    </style:style>
    <style:style style:name="WW_5f_CharLFO29LVL8" style:display-name="WW_CharLFO29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9LVL9" style:display-name="WW_CharLFO29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>
      <style:graphic-properties draw:fill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1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1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WW_5f_CharLFO2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2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2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2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2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2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2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2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2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WW_5f_CharLFO3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3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3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4">
      <text:list-level-style-number text:level="1" text:style-name="WW_5f_CharLFO4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4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4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4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4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4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4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5">
      <text:list-level-style-number text:level="1" text:style-name="WW_5f_CharLFO5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5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5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5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5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5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5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5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5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6">
      <text:list-level-style-number text:level="1" text:style-name="WW_5f_CharLFO6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6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6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6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6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6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6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6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6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7">
      <text:list-level-style-number text:level="1" text:style-name="WW_5f_CharLFO7LVL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2" text:style-name="WW_5f_CharLFO7LVL2" loext:num-list-format="%2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3" text:style-name="WW_5f_CharLFO7LVL3" loext:num-list-format="%3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4" text:style-name="WW_5f_CharLFO7LVL4" loext:num-list-format="%4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5" text:style-name="WW_5f_CharLFO7LVL5" loext:num-list-format="%5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6" text:style-name="WW_5f_CharLFO7LVL6" loext:num-list-format="%6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7" text:style-name="WW_5f_CharLFO7LVL7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8" text:style-name="WW_5f_CharLFO7LVL8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9" text:style-name="WW_5f_CharLFO7LVL9" loext:num-list-format="%9%." style:num-suffix="." style:num-format="1">
        <style:list-level-properties text:list-level-position-and-space-mode="label-alignment">
          <style:list-level-label-alignment text:label-followed-by="listtab" fo:text-indent="-6.35mm" fo:margin-left="127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8">
      <text:list-level-style-bullet text:level="1" text:style-name="WW_5f_CharLFO8LVL1" loext:num-list-format="%1%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8LVL2" loext:num-list-format="%2%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8LVL3" loext:num-list-format="%3%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8LVL4" loext:num-list-format="%4%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8LVL5" loext:num-list-format="%5%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8LVL6" loext:num-list-format="%6%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8LVL7" loext:num-list-format="%7%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8LVL8" loext:num-list-format="%8%" text:bullet-char="○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8LVL9" loext:num-list-format="%9%" text:bullet-char="■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9">
      <text:list-level-style-number text:level="1" text:style-name="WW_5f_CharLFO9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9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9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9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9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9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9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9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9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0">
      <text:list-level-style-number text:level="1" text:style-name="WW_5f_CharLFO10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0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0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0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0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0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0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0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0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1">
      <text:list-level-style-number text:level="1" text:style-name="WW_5f_CharLFO11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1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1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1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1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1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1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1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1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2">
      <text:list-level-style-bullet text:level="1" text:style-name="WW_5f_CharLFO12LVL1" loext:num-list-format="%1%" text:bullet-char="●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bullet>
      <text:list-level-style-bullet text:level="2" text:style-name="WW_5f_CharLFO12LVL2" loext:num-list-format="%2%" text:bullet-char="○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bullet>
      <text:list-level-style-bullet text:level="3" text:style-name="WW_5f_CharLFO12LVL3" loext:num-list-format="%3%" text:bullet-char="■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bullet>
      <text:list-level-style-bullet text:level="4" text:style-name="WW_5f_CharLFO12LVL4" loext:num-list-format="%4%" text:bullet-char="●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bullet>
      <text:list-level-style-bullet text:level="5" text:style-name="WW_5f_CharLFO12LVL5" loext:num-list-format="%5%" text:bullet-char="○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bullet>
      <text:list-level-style-bullet text:level="6" text:style-name="WW_5f_CharLFO12LVL6" loext:num-list-format="%6%" text:bullet-char="■">
        <style:list-level-properties text:list-level-position-and-space-mode="label-alignment">
          <style:list-level-label-alignment text:label-followed-by="listtab" fo:text-indent="-6.35mm" fo:margin-left="76.2mm"/>
        </style:list-level-properties>
      </text:list-level-style-bullet>
      <text:list-level-style-bullet text:level="7" text:style-name="WW_5f_CharLFO12LVL7" loext:num-list-format="%7%" text:bullet-char="●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bullet>
      <text:list-level-style-bullet text:level="8" text:style-name="WW_5f_CharLFO12LVL8" loext:num-list-format="%8%" text:bullet-char="○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bullet>
      <text:list-level-style-bullet text:level="9" text:style-name="WW_5f_CharLFO12LVL9" loext:num-list-format="%9%" text:bullet-char="■">
        <style:list-level-properties text:list-level-position-and-space-mode="label-alignment">
          <style:list-level-label-alignment text:label-followed-by="listtab" fo:text-indent="-6.35mm" fo:margin-left="114.3m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3">
      <text:list-level-style-number text:level="1" text:style-name="WW_5f_CharLFO13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3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3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3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3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3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3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3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3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14">
      <text:list-level-style-number text:level="1" text:style-name="WW_5f_CharLFO14LVL1" loext:num-list-format="%1%." style:num-suffix=".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text:style-name="WW_5f_CharLFO14LVL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3" text:style-name="WW_5f_CharLFO14LVL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38.1mm"/>
        </style:list-level-properties>
      </text:list-level-style-number>
      <text:list-level-style-number text:level="4" text:style-name="WW_5f_CharLFO14LVL4" loext:num-list-format="%4%." style:num-suffix=".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5" text:style-name="WW_5f_CharLFO14LVL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6" text:style-name="WW_5f_CharLFO14LVL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76.2mm"/>
        </style:list-level-properties>
      </text:list-level-style-number>
      <text:list-level-style-number text:level="7" text:style-name="WW_5f_CharLFO14LVL7" loext:num-list-format="%7%." style:num-suffix="." style:num-format="1">
        <style:list-level-properties text:list-level-position-and-space-mode="label-alignment">
          <style:list-level-label-alignment text:label-followed-by="listtab" fo:text-indent="-6.35mm" fo:margin-left="88.9mm"/>
        </style:list-level-properties>
      </text:list-level-style-number>
      <text:list-level-style-number text:level="8" text:style-name="WW_5f_CharLFO14LVL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6.35mm" fo:margin-left="101.6mm"/>
        </style:list-level-properties>
      </text:list-level-style-number>
      <text:list-level-style-number text:level="9" text:style-name="WW_5f_CharLFO14LVL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6.35mm" fo:margin-left="114.3m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text-align="end" style:justify-single-word="false" fo:text-indent="-19.98mm" style:auto-text-indent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12.7mm" fo:margin-bottom="12.7mm" fo:margin-left="25.4mm" fo:margin-right="25.4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layout-grid-base-width="7.06mm" style:layout-grid-snap-to="true" style:footnote-max-height="0mm" loext:margin-gutter="0mm">
        <style:footnote-sep style:width="0.18mm" style:line-style="solid" style:adjustment="left" style:rel-width="33%" style:color="#000000"/>
      </style:page-layout-properties>
      <style:header-style>
        <style:header-footer-properties fo:min-height="12.7mm" fo:margin-left="0mm" fo:margin-right="0mm" fo:margin-bottom="0m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header>
        <text:p text:style-name="MP1"><draw:frame draw:style-name="Mfr1" draw:name="image1.png" text:anchor-type="as-char" svg:y="0mm" svg:width="17.32mm" style:rel-width="scale" svg:height="17.32mm" style:rel-height="scale" draw:z-index="6"><draw:image xlink:href="Pictures/10000001000001F4000001F4CDE12BAC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creation-date>2023-12-21T10:25:00Z</meta:creation-date>
    <dc:date>2024-02-22T16:15:40.019765012</dc:date>
    <meta:editing-cycles>5</meta:editing-cycles>
    <meta:editing-duration>PT28M11S</meta:editing-duration>
    <meta:document-statistic meta:table-count="0" meta:image-count="1" meta:object-count="0" meta:page-count="7" meta:paragraph-count="183" meta:word-count="1562" meta:character-count="10760" meta:non-whitespace-character-count="9479"/>
    <meta:template xlink:type="simple" xlink:actuate="onRequest" xlink:title="" xlink:href="Normal"/>
  </office:meta>
</office:document-meta>
</file>